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67b5" officeooo:paragraph-rsid="000a67b5"/>
    </style:style>
    <style:style style:name="P2" style:family="paragraph" style:parent-style-name="Standard">
      <style:text-properties officeooo:rsid="000a67b5" officeooo:paragraph-rsid="000a6c1d"/>
    </style:style>
    <style:style style:name="P3" style:family="paragraph" style:parent-style-name="Standard">
      <style:text-properties officeooo:rsid="000a67b5" officeooo:paragraph-rsid="000aad45"/>
    </style:style>
    <style:style style:name="P4" style:family="paragraph" style:parent-style-name="Standard">
      <style:text-properties officeooo:rsid="000a67b5" officeooo:paragraph-rsid="000b3a95"/>
    </style:style>
    <style:style style:name="P5" style:family="paragraph" style:parent-style-name="Standard">
      <style:text-properties officeooo:rsid="000a67b5" officeooo:paragraph-rsid="000dd856"/>
    </style:style>
    <style:style style:name="P6" style:family="paragraph" style:parent-style-name="Standard">
      <style:text-properties officeooo:rsid="000a67b5" officeooo:paragraph-rsid="000e1f97"/>
    </style:style>
    <style:style style:name="P7" style:family="paragraph" style:parent-style-name="Standard">
      <style:text-properties officeooo:rsid="000a67b5" officeooo:paragraph-rsid="000ec3e8"/>
    </style:style>
    <style:style style:name="P8" style:family="paragraph" style:parent-style-name="Standard">
      <style:text-properties officeooo:rsid="000a67b5" officeooo:paragraph-rsid="000eee78"/>
    </style:style>
    <style:style style:name="P9" style:family="paragraph" style:parent-style-name="Standard">
      <style:text-properties officeooo:rsid="000a67b5" officeooo:paragraph-rsid="00102b46"/>
    </style:style>
    <style:style style:name="P10" style:family="paragraph" style:parent-style-name="Standard">
      <style:text-properties officeooo:rsid="000a67b5" officeooo:paragraph-rsid="00111a85"/>
    </style:style>
    <style:style style:name="P11" style:family="paragraph" style:parent-style-name="Standard">
      <style:text-properties officeooo:rsid="000a67b5" officeooo:paragraph-rsid="0011559b"/>
    </style:style>
    <style:style style:name="P12" style:family="paragraph" style:parent-style-name="Standard">
      <style:text-properties officeooo:rsid="000a67b5" officeooo:paragraph-rsid="00128abf"/>
    </style:style>
    <style:style style:name="P13" style:family="paragraph" style:parent-style-name="Standard">
      <style:text-properties officeooo:rsid="000a67b5" officeooo:paragraph-rsid="0012e891"/>
    </style:style>
    <style:style style:name="T1" style:family="text">
      <style:text-properties officeooo:rsid="001155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astic Cloud Compute Security Best Practices:</text:p>
      <text:p text:style-name="P1">--------------------------------------------------------</text:p>
      <text:p text:style-name="P1">Amazon Elastic Compute Cloud (EC2) provides a variety of security features to help you secure your virtual servers and instances. Some of the key security considerations when using AWS EC2 include: </text:p>
      <text:p text:style-name="P1">Security Groups:</text:p>
      <text:p text:style-name="P1">-------------------</text:p>
      <text:p text:style-name="P1"><text:s/>Security Groups act as virtual firewalls for your instances, controlling inbound and outbound traffic. You can define rules to allow or deny specific types of traffic based on protocols, ports, and IP ranges.</text:p>
      <text:p text:style-name="P1"/>
      <text:p text:style-name="P1">Network Access Control Lists (NACLs):</text:p>
      <text:p text:style-name="P1">------------------------------------------------------</text:p>
      <text:p text:style-name="P1"><text:s/>NACLs operate at the subnet level and provide an additional layer of control over inbound and outbound traffic. They allow you to create rules that define what traffic is allowed or denied at the subnet level.</text:p>
      <text:p text:style-name="P1"/>
      <text:p text:style-name="P1">Private Subnets:</text:p>
      <text:p text:style-name="P1">---------------------</text:p>
      <text:p text:style-name="P1"><text:s/>EC2 instances placed in private subnets have no direct internet access. This increases security by reducing the exposure of instances to the public internet.</text:p>
      <text:p text:style-name="P1"/>
      <text:p text:style-name="P1">Network Monitoring and Logging:</text:p>
      <text:p text:style-name="P1">------------------------------------------- </text:p>
      <text:p text:style-name="P1">With Amazon VPC Flow Logs you can monitor and log network traffic to your instance, helping you detect and respond to suspicious activities.</text:p>
      <text:p text:style-name="P1"/>
      <text:p text:style-name="P1">Elastic Network Interfaces (ENIs): </text:p>
      <text:p text:style-name="P1">-----------------------------------------</text:p>
      <text:p text:style-name="P1">ENIs are virtual network interfaces in your instances. Each instance comes with a primary ENI and you can attach additional ENIs (Secondary ENIs). ENIs play a crucial role in defining the networking capabilities of an instance, and they can be a potential attack vector if not properly secured. </text:p>
      <text:p text:style-name="P1">Misconfigured security groups or network access control lists (NACLs) can lead to unauthorized access to ENIs. Ensure that proper inbound and outbound rules are defined to restrict access to only the necessary ports and IP ranges. </text:p>
      <text:p text:style-name="P1">The secondary ENIs can be detached and attached to another instance; this is typically done to handle instance failures and to redirect traffic to a new instance.</text:p>
      <text:p text:style-name="P1"/>
      <text:p text:style-name="P1">Public Ips:</text:p>
      <text:p text:style-name="P1">---------------- </text:p>
      <text:p text:style-name="P1">Public IPs are associated with instances that are directly accessible from the internet. Instances with public IPs can send and receive traffic from the internet. </text:p>
      <text:p text:style-name="P1">Public IPs increase the attack surface as instances are exposed to the public internet. Proper security measures, including security groups and NACLs, are essential to control inbound and outbound traffic to these instances. </text:p>
      <text:p text:style-name="P1">Public IPs are released when you stop a running instance. When you start the instance again, a new Public IP is assigned.</text:p>
      <text:p text:style-name="P1"/>
      <text:p text:style-name="P2">Private IPs: </text:p>
      <text:p text:style-name="P2">--------------</text:p>
      <text:p text:style-name="P2"><text:soft-page-break/>Private IPs are assigned to instances and are used for communication within the VPC and with other resources connected to the VPC. Private IPs are not directly accessible from the internet, which enhances security by reducing external exposure. However, internal security controls like security groups and NACLs are still important to protect communication within the VPC.</text:p>
      <text:p text:style-name="P2"/>
      <text:p text:style-name="P2">Elastic IPs (EIPs):</text:p>
      <text:p text:style-name="P2">------------------------- </text:p>
      <text:p text:style-name="P2">EIPs are static, public IPv4 addresses that you can allocate and associate with your AWS resources. Unlike regular public IPs that are dynamically assigned to instances, EIPs remain associated with your account until you release them. If your instance interacts with external services, partners, or vendors that whitelist specific IP addresses, using an EIP ensures that those external entities don't need to update their whitelists when your stop-start your instances.</text:p>
      <text:p text:style-name="P2"/>
      <text:p text:style-name="P2">Bastion Host:</text:p>
      <text:p text:style-name="P2">-----------------</text:p>
      <text:p text:style-name="P2"><text:s/>A bastion host, is a special-purpose instance that is designed and configured to provide secure access to a private network, typically for administrative task. Administrators use the bastion host as a "jump host" to access other instances within the private network. This adds an extra layer of separation between the private network and external connections.</text:p>
      <text:p text:style-name="P2"/>
      <text:p text:style-name="P3">Key Pairs: </text:p>
      <text:p text:style-name="P3">-----------------</text:p>
      <text:p text:style-name="P3">When launching instances, you can use key pairs for SSH key authentication. This enhances security by requiring the use of a private key to log in, rather than relying solely on passwords. Some challenges with key pairs are they are long lived; accidental or malicious key pair leak can compromise security of your infrastructure; key pair rotation and distribution can be complex especially in an environment with hundreds of instances and employees. The recommended approach is to use EC2 instance connect or Session Manager</text:p>
      <text:p text:style-name="P3"/>
      <text:p text:style-name="P4">AWS Systems Manager Session Manager:</text:p>
      <text:p text:style-name="P4">----------------------------------------------------- </text:p>
      <text:p text:style-name="P4">Session Manager is a component of AWS Systems Manager that allows you to login to your EC2 instances without the need to open inbound ports or rely on SSH keys. It provides secure and auditable access to instances using IAM permissions and roles, enabling you to centrally manage user access, restrict permissions, and log all session activities. Session Manager eliminates the need for managing and rotating SSH keys, enhancing security by reducing the attack surface and minimizing the risk of unauthorized access. It also provides fine-grained control over who can access instances. Using Systems Manager VPC Endpoints, you can connect to private instances. This eliminates the need for Bastion Hosts.</text:p>
      <text:p text:style-name="P4"/>
      <text:p text:style-name="P4">AWS EC2 Instance Connect: </text:p>
      <text:p text:style-name="P4">-----------------------------------</text:p>
      <text:p text:style-name="P4">EC2 Instance Connect is a service that simplifies and secures the process of logging in to your EC2 instances using SSH. With EC2 Instance Connect, you can use the AWS Management Console, AWS Command Line Interface (CLI), AWS SDKs or your existing tools to establish secure SSH connections to your instances without requiring SSH keys. EC2 Instance Connect uses IAM user permission to push short lived SSH keys for temporary access. This approach reduces the risk associated with distributing and managing SSH key pairs.</text:p>
      <text:p text:style-name="P4"/>
      <text:p text:style-name="P4">Using EC2 Instance Connect VPC Endpoints, you can connect to private instances. This eliminates the need for Bastion Hosts.</text:p>
      <text:p text:style-name="P4"/>
      <text:p text:style-name="P5"><text:soft-page-break/>Patch Management: </text:p>
      <text:p text:style-name="P5">-----------------------------</text:p>
      <text:p text:style-name="P5">AWS Systems Manager provides the Patch Manager feature that helps you automate the process of patching your EC2 instances. With Patch Manager, you can define patch baselines, specify maintenance windows, and automate the deployment of security patches and updates to your instances. This ensures that your instances are up to date with the latest security patches, reducing vulnerabilities and potential attack vectors.</text:p>
      <text:p text:style-name="P5"/>
      <text:p text:style-name="P5"/>
      <text:p text:style-name="P6">At-rest Encryption:</text:p>
      <text:p text:style-name="P6">-------------------------</text:p>
      <text:p text:style-name="P6"><text:s/>To protect sensitive data, you can enable EBS Volume Encryption to encrypt and store data at-rest. You can encrypt the root volume or any additional volumes attached to the instance. EBS encryption needs to be enabled when creating the volume. For existing un-encrypted volume, you </text:p>
      <text:p text:style-name="P6">use EBS Snapshot and then enable encryption when restoring to a new volume or when copying the snapshot.</text:p>
      <text:p text:style-name="P6"/>
      <text:p text:style-name="P6">Instance Metadata Service (IMDS):</text:p>
      <text:p text:style-name="P6">------------------------------------------</text:p>
      <text:p text:style-name="P6"><text:s/>The Instance Metadata Service provides information about your instance's metadata. The IMDS service is accesible only from inside an instance at 169.254.169.254. However, vulnerabilities in your application code or other third party packages may allow unauthorized access to IMDS and compromise security of your infrastructure and data. </text:p>
      <text:p text:style-name="P6">IMDSv2, or Instance Metadata Service version 2, is an enhanced version of the Instance Metadata Service (IMDS) provided by Amazon Web Services (AWS)</text:p>
      <text:p text:style-name="P6">IMDSv2 was introduced to address security concerns and vulnerabilities that existed in the original IMDS. IMDSv2 enhances the security of metadata retrieval by implementing stricter access controls and protections against potential attacks.</text:p>
      <text:p text:style-name="P6"/>
      <text:p text:style-name="P7">Instance Roles:</text:p>
      <text:p text:style-name="P7">--------------------</text:p>
      <text:p text:style-name="P7"><text:s/>EC2 instances can be assigned an IAM role, allowing them to securely access AWS services without requiring you to configure long-term access keys. This reduces the risk of exposing credentials within the instance.</text:p>
      <text:p text:style-name="P7"/>
      <text:p text:style-name="P7">Instance Security Assessment:</text:p>
      <text:p text:style-name="P7">-------------------------------------- </text:p>
      <text:p text:style-name="P7">Amazon Inspector can be used to assess the security of your instances by scanning for known software vulnerabilities, critical ports that are open to network access from internet and deviations from best practices.</text:p>
      <text:p text:style-name="P7"/>
      <text:p text:style-name="P7"/>
      <text:p text:style-name="P8">User Data:</text:p>
      <text:p text:style-name="P8">--------------</text:p>
      <text:p text:style-name="P8">EC2 user data is a feature that allows you to provide scripts or commands to be executed when an EC2 instance launches. These scripts can automate instance configuration, software installation, and other setup tasks. Avoid including sensitive information, such as passwords, API keys, or other credentials, in your user data scripts. User data scripts are visible to anyone with access to the instance metadata, including AWS Identity and Access Management (IAM) roles associated with the instance.</text:p>
      <text:p text:style-name="P8"/>
      <text:p text:style-name="P8"/>
      <text:p text:style-name="P8"><text:soft-page-break/></text:p>
      <text:p text:style-name="P9">Amazon Machine Images (AMIs):</text:p>
      <text:p text:style-name="P9">------------------------------------------- </text:p>
      <text:p text:style-name="P10">AMIs allow you to create customized images of your instances, ensuring consistent configurations and security settings when launching new instances.</text:p>
      <text:p text:style-name="P10"/>
      <text:p text:style-name="P10"><text:s/>Source and Origin: When selecting AMIs, it's important to use official images provided by AWS or trusted vendors. Avoid using AMIs from unverified sources to minimize the risk of malicious or compromised images.</text:p>
      <text:p text:style-name="P10"/>
      <text:p text:style-name="P10"><text:s/>OS Choices: You have a choice of Linux distributions, Microsoft Windows and Free BSD (available in the marketplace). Amazon also has a distribution of Linux called Amazon Linux.</text:p>
      <text:p text:style-name="P10"/>
      <text:p text:style-name="P11">Customization: If you create custom AMIs, follow security best practices during the customization process. Apply security configurations, install necessary security tools, and remove any unnecessary software or services. </text:p>
      <text:p text:style-name="P11"/>
      <text:p text:style-name="P11">To build your own AMI, start with one of the existing AMIs from Amazon or third parties. Install the required tools, harden the setup, and take an EBS volume Snapshot. Using the snapshot, you can create an AMI. </text:p>
      <text:p text:style-name="P11"/>
      <text:p text:style-name="P11">This AMI is available within your account, and you can share it with other accounts or even make it public. You can share encrypted AMI with other accounts only if you use the KMS customer-managed key for encryption.</text:p>
      <text:p text:style-name="P11"/>
      <text:p text:style-name="P11"/>
      <text:p text:style-name="P11">Golden Images: Consider creating "golden images" with predefined security settings and configurations. These images can include security software, logging agents, and other components that enhance the security of instances launched from them.</text:p>
      <text:p text:style-name="P11"/>
      <text:p text:style-name="P11"/>
      <text:p text:style-name="P11">Immutable Infrastructure: Adopt the concept of "immutable infrastructure" where instances are treated as disposable and are frequently replaced with new instances from updated AMIs. This approach minimizes the risk of configuration drift and ensures consistent security settings</text:p>
      <text:p text:style-name="P11"/>
      <text:p text:style-name="P11"/>
      <text:p text:style-name="P12">AWS Resource Access Manager (RAM):</text:p>
      <text:p text:style-name="P12">------------------------------------------------- </text:p>
      <text:p text:style-name="P12">AWS RAM allows you to share resources across AWS accounts, including AMIs. With RAM, you can share AMIs with specific accounts or with all accounts in your AWS Organization.</text:p>
      <text:p text:style-name="P12"/>
      <text:p text:style-name="P12"/>
      <text:p text:style-name="P12">EC2 Image Builder:</text:p>
      <text:p text:style-name="P12">-------------------------- </text:p>
      <text:p text:style-name="P12">With EC2 Image Builder, you can automate the process of creating, maintaining, and distributing custom Amazon Machine Images (AMIs). </text:p>
      <text:p text:style-name="P12"/>
      <text:p text:style-name="P12">EC2 Image Builder allows you to define a blueprint that specifies the desired software configuration and security settings for your instances. You can configure EC2 Image Builder to automatically include the latest security patches and updates when building new AMIs. This reduces the risk of launching instances with known vulnerabilities. </text:p>
      <text:p text:style-name="P12"/>
      <text:p text:style-name="P12"><text:soft-page-break/>Automated Testing: EC2 Image Builder supports automated testing of your images using pre-built test frameworks. This can help identify security vulnerabilities, configuration errors, and compatibility issues.</text:p>
      <text:p text:style-name="P12"/>
      <text:p text:style-name="P13">CloudWatch Logs:</text:p>
      <text:p text:style-name="P13">-------------------------- </text:p>
      <text:p text:style-name="P13">With CloudWatch Logs, you can consolidate operating system and application logs and monitor them to detect and respond to suspicious activities. You can set up metrics filters to look for specific events and raise alarm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4:17:22.399995627</meta:creation-date>
    <dc:date>2024-09-21T14:31:13.291646252</dc:date>
    <meta:editing-duration>PT13M44S</meta:editing-duration>
    <meta:editing-cycles>14</meta:editing-cycles>
    <meta:generator>LibreOffice/7.3.7.2$Linux_X86_64 LibreOffice_project/30$Build-2</meta:generator>
    <meta:document-statistic meta:table-count="0" meta:image-count="0" meta:object-count="0" meta:page-count="5" meta:paragraph-count="86" meta:word-count="1693" meta:character-count="11689" meta:non-whitespace-character-count="10048"/>
  </office:meta>
</office:document-meta>
</file>